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 Environment</text:p>
      <text:p text:style-name="Standard"/>
      <text:p text:style-name="P2">X.1 Hexagon</text:p>
      <text:p text:style-name="Standard"/>
      <text:p text:style-name="Standard">Programmierer: Dominik</text:p>
      <text:p text:style-name="Standard"/>
      <text:p text:style-name="Standard">Das Hexagon-Objekt ist das elementare Teil, aus dem die Spielwelt zusammengebaut ist und speichert daher einen Großteil der für das Spiel benötigten Informationen.</text:p>
      <text:p text:style-name="Standard">Diese Informationen sind:</text:p>
      <text:list xml:id="list7265607288024495535" text:style-name="L1">
        <text:list-item>
          <text:p text:style-name="P4">eine zweidimensionale Indexnummer, über die jedes Hexagon eindeutig identifizierbar ist</text:p>
        </text:list-item>
        <text:list-item>
          <text:p text:style-name="P4">die Position des Hexagons im 3D-Raum</text:p>
        </text:list-item>
        <text:list-item>
          <text:p text:style-name="P4">die Indexnummern seiner sechs Nachbar-Hexagone</text:p>
        </text:list-item>
        <text:list-item>
          <text:p text:style-name="P4">das Thing-Objekt, welches sich auf dem Hexagon befindet</text:p>
        </text:list-item>
        <text:list-item>
          <text:p text:style-name="P4">eine Liste mit den Imps, welche sich auf dem Hexagon befinden</text:p>
        </text:list-item>
        <text:list-item>
          <text:p text:style-name="P4">eine Raumnummer, durch die jedes Hexagon weiß, welchem Raum es angehört</text:p>
        </text:list-item>
        <text:list-item>
          <text:p text:style-name="P4">eine Farbe, die das Einfärben des Hexagons und des auf ihm befindlichen Thing-Objekts ermöglicht</text:p>
        </text:list-item>
        <text:list-item>
          <text:p text:style-name="P4">einen Boolean "visited" und eine Indexnummer "parent", die für Breitensuchen benötigt werden</text:p>
        </text:list-item>
        <text:list-item>
          <text:p text:style-name="P4">einen Boolean, der angibt, ob sich auf das Hexagon schon ein Nest ausgebreitet hat</text:p>
        </text:list-item>
        <text:list-item>
          <text:p text:style-name="P4">einen Boolean, der angibt, ob das Hexagon frei für den Bau von Gebäuden ist</text:p>
        </text:list-item>
        <text:list-item>
          <text:p text:style-name="P4">einen HexTyp, der bestimmt, welche Textur für das Hexagon verwendet wird</text:p>
        </text:list-item>
        <text:list-item>
          <text:p text:style-name="P4">ein GrowObject, das bestimmt, welches Objekt auf dem Hexagon für die Ausbreitung von einem Nest verwendet wird (z.B. die Pilze bei einer Farm)</text:p>
        </text:list-item>
        <text:list-item>
          <text:p text:style-name="P4">einen Boolean, der angibt, ob auf dem Hexagon eine Zielpunktflagge gezeichnet werden soll</text:p>
        </text:list-item>
        <text:list-item>
          <text:p text:style-name="P5">einige Variablen, die für das Zeichnen verwendet werden und später näher erläutert werden</text:p>
        </text:list-item>
      </text:list>
      <text:p text:style-name="Standard"/>
      <text:p text:style-name="P2">X.2 Map</text:p>
      <text:p text:style-name="Standard"/>
      <text:p text:style-name="Standard">Programmierer: Dominik, Patrick</text:p>
      <text:p text:style-name="Standard"/>
      <text:p text:style-name="Standard">Die Map ist das Spielfeld von Underlord und die Klasse, die fast alle Informationen des Spiels enthält. Sie besteht aus einem 50x50 Hexagonen großen Spielfeld, dessen rechter mit dem linken Rand und dessen oberer mit den unteren Rand verbunden ist. Dadurch entsteht der Eindruck, das das Spielfeld keine Begrenzung hat.</text:p>
      <text:p text:style-name="Standard">Damit die Zugriffsgeschwindigkeit möglichst kurz ist, wird die Map in einem eindimensionalen Hexagon-Array gespeichert. Um dabei den Zugriff auf ein Hexagon möglichst komfortabel zu gestallten, kann man mit eine Funktion per Angabe der zweidimensionalen Indexnummer eines Hexagons auf das entsprechende Hexagon zugreifen.</text:p>
      <text:p text:style-name="Standard">Zusätzlich werden in der Map Listen gespeichert, die die unterschiedlichen Entitäten des Spiels, sowie Räume und Informationen, die für die Job- und Wave-Verwaltung benötigt werden, enthalten. Diese sind: </text:p>
      <text:list xml:id="list717137151202041145" text:style-name="L2">
        <text:list-item>
          <text:p text:style-name="P6">eine Liste mit den auf der Map existierenden Räumen</text:p>
        </text:list-item>
        <text:list-item>
          <text:p text:style-name="P6">eine Liste, die die Nester des Spielers enthält</text:p>
        </text:list-item>
        <text:list-item>
          <text:p text:style-name="P6">eine Liste, die die Farmen des Spielers enthält</text:p>
        </text:list-item>
        <text:list-item>
          <text:p text:style-name="P6">eine Liste, die die Tempel des Spielers enthält</text:p>
        </text:list-item>
        <text:list-item>
          <text:p text:style-name="P6">eine Liste, die die Eingänge von der Oberfläche enthält</text:p>
        </text:list-item>
        <text:list-item>
          <text:p text:style-name="P6">eine Liste, die die Kreaturen des Spielers enthält</text:p>
        </text:list-item>
        <text:list-item>
          <text:p text:style-name="P6">eine Liste, die die Helden-Kreaturen des Gegners enthält</text:p>
        </text:list-item>
        <text:list-item>
          <text:p text:style-name="P6"><text:soft-page-break/>eine Liste, die die Kreaturen enthält, die aus dem Spiel entfernt werden sollen</text:p>
        </text:list-item>
        <text:list-item>
          <text:p text:style-name="P6">eine Liste, die die Imps des Spielers enthält</text:p>
        </text:list-item>
        <text:list-item>
          <text:p text:style-name="P6">eine Queue, die die Jobs enthält, die von den Imps ausgeführt werden sollen</text:p>
        </text:list-item>
        <text:list-item>
          <text:p text:style-name="P6">eine Liste, die die Jobs enthält, die gerade von den Imps ausgeführt werden</text:p>
        </text:list-item>
        <text:list-item>
          <text:p text:style-name="P6">eine Liste, die die Jobs enthält, die fertig ausgefürt sind und entfernt werden können</text:p>
        </text:list-item>
        <text:list-item>
          <text:p text:style-name="P6">eine Liste, die die Hexagon-Indexnummern der Hexagone enthält, die über MineJobs von den Imps abgebaut werden sollen</text:p>
        </text:list-item>
        <text:list-item>
          <text:p text:style-name="P6">eine Liste, die die Wellen enthält, die gerade Helden-Kreaturen erschaffen</text:p>
        </text:list-item>
        <text:list-item>
          <text:p text:style-name="P6">eine Liste, die die Wellen enthält, die alle ihre Zugehörigen Helden-Kreaturen erschaffen haben</text:p>
        </text:list-item>
      </text:list>
      <text:p text:style-name="Standard"/>
      <text:p text:style-name="Standard">Die Map enthält außerdem move-Funktionen, die Kreaturen oder Imps auf das nächste Feld von ihrem Weg bewegen, wenn dieses Feld frei ist, sowie eine remove-Funktion, die eine Kreatur aus der Spielwelt entfernt. Desweiteren findet sich hier eine Funktion, die es ermöglicht in Auftrag gegebene minejobs wider zu löschen.</text:p>
      <text:p text:style-name="Standard"/>
      <text:p text:style-name="Standard">In der update-Funktion werden alle angeschlossenen Jobs beendet und es werden die update-Funktionen von allen Nestern, Farmen, Tempeln, Eingängen, Kreaturen, Helden-Kreaturen, Imps, <text:span text:style-name="T2"><text:s/>Wellen und Lichtern aufgerufen. Danach wird kontrollert, ob Kreaturen gestorben sind, also ob sich Kreaturen in der Liste der sterbenden Kreaturen befinden. Diese Kreaturen werden aus dem Spiel entfernt und für jede gestorbene Helden-Kreatur erhält der Spieler die Anzahl der zur Zeit existierenden Eingänge als Punkte. Sollte die Hauptkreatur des Spielers gestorben sein, ist die Spielrunde beendet. Zuletzt werden noch die Wellen, die zuende sind entfernt.</text:span></text:p>
      <text:p text:style-name="Standard"/>
      <text:p text:style-name="P2">X.3 Room</text:p>
      <text:p text:style-name="Standard"/>
      <text:p text:style-name="Standard">Programmierer: Dominik</text:p>
      <text:p text:style-name="Standard"/>
      <text:p text:style-name="Standard">Ein Raum ist ein zusammenhängende Fläche aus Hexagonen, die der Spieler anlegen kann, um dort Nester, Farmen oder Tempel zu bauen.</text:p>
      <text:p text:style-name="Standard">Das Room-Objekt speichert dazu eine Liste mit den <text:s/>zweidimensionalen Indexnummern der Hexagone, die zu diesem Raum gehören. Zusätzlich werden noch der Nesttyp (Ameisen, Skelette, Farm oder Tempel) und das Hauptgebäude des Raums gespeichert.</text:p>
      <text:p text:style-name="Standard"/>
      <text:p text:style-name="Standard">Der Konstruktor für Räume erhält die Indexnummer des mittleren Hexagons des Raums und einen Radius, über den dann alle Indexnummern der Hexagone, die sich in diesem Radius befinden zu diesem Raum hinzugefügt werden. Welche Hexagone sich in dem Radius befinden wird mit einer Breitensuche über der Map ausgehend von dem mittleren Hexagon des Raumes festgestellt. Dabei wird sichergestellt, das die Breitensuche nur für diesen Raum gültige Hexagone hinzufügt.</text:p>
      <text:p text:style-name="Standard"/>
      <text:p text:style-name="Standard">Die Klasse enthält eine Funktion, um einen Raum zu löschen, und eine Funktion, die zwei Räume zu einem Raum zusammenfügt.</text:p>
      <text:p text:style-name="Standard"/>
      <text:p text:style-name="P1">Y Entity</text:p>
      <text:p text:style-name="Standard"/>
      <text:p text:style-name="P2">Y.1 Thing</text:p>
      <text:p text:style-name="P3"/>
      <text:p text:style-name="P3">Programmierer: Dominik</text:p>
      <text:p text:style-name="Standard"/>
      <text:p text:style-name="Standard">Thing ist eine abstrakte Klasse, von der Wall, Creature, Nest und Upgrade erben. Dies sind die Objekte, die sich auf den Hexagonen befinden und von denen immer nur genau eins auf einem <text:soft-page-break/>Hexagon sein kann.</text:p>
      <text:p text:style-name="Standard"/>
      <text:p text:style-name="P2">Y.1.1 Wall</text:p>
      <text:p text:style-name="Standard"/>
      <text:p text:style-name="P3">Programmierer: Dominik</text:p>
      <text:p text:style-name="P3"/>
      <text:p text:style-name="P3">Das Wall-Objekt stellt das auf der Map am häufigsten vertretene Spielelement dar. Es handelt sich hierbei um die Steinwände die zu Beginn des Spiels fast die gesamte Map belegen und die der Spieler erst von seinen Imps abbauen lassen muss, um Platz zum Bauen zu schaffen.</text:p>
      <text:p text:style-name="P3">Dabei gibt es drei verschiedene Arten von Wänden. Die Erste ist der normale Steinwall, der nichts weiter bewirkt, als das er das Spielfeld blockiert. Zweitens gibt es einen mit Goldadern durchzogenen Wall, druch den der Spieler Gold erhält, wenn seine Imps ihn abbauen. Die dritte Art ist der mit Diamantadern durchzogene Wall, durch den der Spieler ebenfalls Gold erhält, wenn seine Imps ihn abbauen, der aber nicht vom Spielfeld entfernt werden kann und somit eine endlose Goldquelle darstellt. Zu beachten ist dabei allerdings, dass der Abbau von Diamant langsamer ist als der von Gold und der Spieler somit in der selben Zeit beim Abbau von Goldadern mehr Gold erhält als beim Abbau von Diamantadern.</text:p>
      <text:p text:style-name="P3"/>
      <text:p text:style-name="P2">Y.1.2 Creature</text:p>
      <text:p text:style-name="Standard"/>
      <text:p text:style-name="P3">Programmierer: Dominik</text:p>
      <text:p text:style-name="Standard"/>
      <text:p text:style-name="Standard">Kreaturen, Helden-Kreaturen sowie die Hauptkreatur des Spielers sind Creature-Objekte. Die Kreaturen des Spielers (Ameisen und Skelette) werden von den Nestern des Spielers erschaffen, während die Helden-Kreaturen (Ritter) von Eingängen erschaffen werden. Die Hauptkreatur ist ein Spezialfall, da es sich bei ihr sozusagen um das Hauptgebäude des Spielers handelt und sich nicht bewegen kann.</text:p>
      <text:p text:style-name="Standard">Jeweils eines dieser Objekte speichert die Informationen zu jeweils eine Kreatur im Spiel. Zu diesen Informationen gehören:</text:p>
      <text:list xml:id="list862788027059150298" text:style-name="L3">
        <text:list-item>
          <text:p text:style-name="P7">der Typ der Kreatur (Ameise, Skelett, Ritter oder Hauptkreatur)</text:p>
        </text:list-item>
        <text:list-item>
          <text:p text:style-name="P7">der Schaden, den die Kreatur bei einem Angriff verursacht</text:p>
        </text:list-item>
        <text:list-item>
          <text:p text:style-name="P7">die Sichtweite, in der die Kreatur auf feindliche Kreaturen reagiert</text:p>
        </text:list-item>
        <text:list-item>
          <text:p text:style-name="P7">die Lebenspunkte, die die Kreatur maximal hat</text:p>
        </text:list-item>
        <text:list-item>
          <text:p text:style-name="P7">der Schaden, den die Kreatur schon erlitten hat</text:p>
        </text:list-item>
        <text:list-item>
          <text:p text:style-name="P7">das maximale Alter der Kreatur</text:p>
        </text:list-item>
        <text:list-item>
          <text:p text:style-name="P7">der aktuelle Alter der Kreatur</text:p>
        </text:list-item>
        <text:list-item>
          <text:p text:style-name="P7">den aktuellen Alters-Modifikator</text:p>
        </text:list-item>
        <text:list-item>
          <text:p text:style-name="P7">die Geschwindigkeit, mit der sich die Kreatur fortbewegt</text:p>
        </text:list-item>
        <text:list-item>
          <text:p text:style-name="P7">die Geschwindigkeit, mit der die Kreatur angreift</text:p>
        </text:list-item>
        <text:list-item>
          <text:p text:style-name="P7">die Position, auf der sich die Kreatur aktuell befindet</text:p>
        </text:list-item>
        <text:list-item>
          <text:p text:style-name="P7">einen Weg, der angibt, über welche Felder die Kreatur sich als nächstes bewegt</text:p>
        </text:list-item>
        <text:list-item>
          <text:p text:style-name="P7">das Nest, das diese Kreatur erzeugt hat</text:p>
        </text:list-item>
      </text:list>
      <text:p text:style-name="Standard"/>
      <text:p text:style-name="Standard">Im Konstruktor eines Creature-Objektes werden die Statuswerte der Kreatur je nachdem, welchen Typ die Kreatur hat auf unterschiediche Werte gesetzt. Bei den beiden Kreaturtypen, die von Nestern des Spielers erschaffen werden (Ameisen und Skelette), wird zum Zeitpunkt des Erzeugens der Kreatur kontrolliert, wie viele Upgrades der verschiedenen Upgradetypen in dem Nest, das diese Kreatur erschafft, vorhanden sind und die Statuswerte der erschaffenen Kreatur werden dementsprechend angepasst.</text:p>
      <text:p text:style-name="Standard"/>
      <text:p text:style-name="Standard">In dieser Klasse sind außerdem eine Funktion, die den Alters-Modifikator in Abhängigkeit vom <text:soft-page-break/>Kreaturentyp und dem aktuellen Alter verändert. Dadurch werden die Kreaturen des Spielers ab einem gewissen Alter stärker und dann, wenn sie zu alt werden wider etwas schwächer, wohingegen Helden-Kreaturen in einem bestimmten Intervall immer stärker werden. Die Hauptkreatur ist vom Alter unbeeinflusst.</text:p>
      <text:p text:style-name="Standard"/>
      <text:p text:style-name="Standard">In der Update-Funktion wird zuert die AI der Kreatur aufgerufen. Dann wird im Falle von Kreaturen des Spielers kontrolliert, ob die Kreatur ihr maximales Alter erreicht hat und somit eventuell der Liste der aus dem Spiel zu entfernenden Kreaturen hinzugefügt. Als letztes wird das Alter der Kreatur erhöht und die Funktion aufgerufen, die den Altersmodifikator bei bestimmten Schwellen verändert.</text:p>
      <text:p text:style-name="Standard"/>
      <text:p text:style-name="P2">Y.1.3 Nest</text:p>
      <text:p text:style-name="Standard"/>
      <text:p text:style-name="P3">Programmierer: Dominik, Patrick</text:p>
      <text:p text:style-name="Standard"/>
      <text:p text:style-name="Standard">Bei dem Nest-Objekt handelt es sich um vom Spieler platzierbare Gebäude. Das Objekt speichert dabei folgende Informationen:</text:p>
      <text:list xml:id="list5301748960131458598" text:style-name="L4">
        <text:list-item>
          <text:p text:style-name="P8">den Nesttyp (Ameise, Skelett, Farm, Tempel, Eingang)</text:p>
        </text:list-item>
        <text:list-item>
          <text:p text:style-name="P8">eine Liste, die die Hexagon-Indexnummern der Hexagone enthält, auf die sich das Nest schon ausgereitet hat</text:p>
        </text:list-item>
        <text:list-item>
          <text:p text:style-name="P8">eine Liste, dei die Hexagon-Indexnummern der Hexagone enthält, auf die sich das Nest als nächsten ausbreiten kann</text:p>
        </text:list-item>
        <text:list-item>
          <text:p text:style-name="P8">die Position, auf der sich das Hauptgebäude des Nests befindet</text:p>
        </text:list-item>
        <text:list-item>
          <text:p text:style-name="P8">eine Liste, die die in dem Nest gebauten Upgrades enthält</text:p>
        </text:list-item>
        <text:list-item>
          <text:p text:style-name="P8">ein Array, in dem die gebaute Anzahl der unterschiedlichen Upgrades steht</text:p>
        </text:list-item>
        <text:list-item>
          <text:p text:style-name="P8">die Kosten für das nächste Upgrade</text:p>
        </text:list-item>
        <text:list-item>
          <text:p text:style-name="P8">den aktuellen Ernährungswert des Nests</text:p>
        </text:list-item>
        <text:list-item>
          <text:p text:style-name="P8">den maximalen Ernährungswert des Nests</text:p>
        </text:list-item>
        <text:list-item>
          <text:p text:style-name="P8">die Zielposition, zu der sich die Kreaturen dieses Nests bewegen sollen</text:p>
        </text:list-item>
        <text:list-item>
          <text:p text:style-name="P8">die Menge der zum Abbau verfügbaren Nahrung (für Farmen)</text:p>
        </text:list-item>
      </text:list>
      <text:p text:style-name="Standard"/>
      <text:p text:style-name="Standard">Die Nesttypen Ameise, Skelett, Farm und Tempel können vom Spieler in einen zuvor angelegten Raum gebaut werden, wobei in diesem Raum noch kein Nest sein darf. Außerdem müssen die Nachbarhexagone von dem Hexagon, auf das das Nest gebaut werden soll ebenfalls zu diesem Raum gehören. Wenn das Nest nun gebaut wird, wächst das Nest automatisch auf dem Hexagon, auf dem es platziert wurde und auf seine sechs Nachbarhexagone. Zusätzlich werden diese sieben Hexagone für den Bau von Gebäuden gesperrt. Wenn der Raum, in dem das Nest platziert wurde größer als diese 7 Hexagone ist, werden außerdem noch die Nachbarhexagone der sechs Nachbarn des Hexagons auf dem das Nest platziert wurde in die Liste der Hexagone, auf die sich das Nest als nächstes ausbreiten kann, eingetragen.</text:p>
      <text:p text:style-name="Standard">Der Nesttyp Eingang kann von Spieler auf Hexagonen gebaut werden, die nicht in einem Raum enthalten sind, auf dem sich kein Objekt befindet, auf dessen oberen Nachbarhexagon sich kein Eingang befindet und auf dessen unteren Nachbarhexagon sich weder ein Wall, noch ein Nest oder die Hauptkreatur des Spielers befindet.</text:p>
      <text:p text:style-name="Standard">Die Zielposition, zu der sich die Kreaturen der Nester bewegen sollen, ist nach dem Bau von Nestern des Typs Ameise und Skelett auf dem Hexagon unter dem Hexagon auf das das Nest gebaut wurde. Diese Zielposition lässt sich aber verändern, indem der Spieler das Nest anwählt und dann auf ein freies Hexagon rechtsklickt. Die Zielposition von Eingängen ist immer die Hauptkreatur des Spielers.</text:p>
      <text:p text:style-name="Standard"/>
      <text:p text:style-name="Standard">Die Klasse enthält ein Funktionen, die das hinzufügen von Upgrades zu einem Nest ermöglicht, <text:soft-page-break/>sowie eine Funktion, die bei den Nesttypen Ameise, Skelett und Eingang eine entsprechende Kreatur erscheinen lässt.</text:p>
      <text:p text:style-name="Standard"/>
      <text:p text:style-name="Standard">In der Update-Funktion werden mit verschiedenen Zählern unterschiedliche Funktionalitäten der Nester realiesiert. Die Erste davon ist das wachsen der Nesttypen Ameise, Skelett, Farm und Tempel auf eines der nächsten dafür verfügbaren Hexagone und die entsprechende Aktualisierung der Liste mit den Liste der Hexagone, auf die sich das Nest als nächstes ausbreiten kann. Zweitens wird beim Nesttyp Tempel dem Spieler Mana hinzugefügt, wobei der Zeitintervall für die Generierung von einem Punkt Mana kleiner wird, wenn der Tempel sich auf mehr Felder ausgebreitet hat. Drittens wird beim Nesttyp Farm die Menge der zum Abbau verfügbaren Nahrung mit den selben Kriterien wie die Managenerierung des Tempels erhöht. Sollte diese Menge einen bestimmten Schwellwert überschreiten, wird ein Job generiert, der den Abbau der Nahrung einleitet. Viertens wird der Ernährungswert der Nesttypen Ameise und Skelett verringert und ein Auftrag zum Füttern des Nests generiert, sollte der Ernährungswert einen bestimmten Schwellwert unterschreiten. Außerdem von diesen Nesttypen in einem bestimmten Intervall, der wie bei Tempeln und Farmen von der Anzahl der Hexagone, auf die sich das Nest ausgebreitet hat, abhängig ist, Kreaturen erschaffen.</text:p>
      <text:p text:style-name="Standard"/>
      <text:p text:style-name="P2">Y.1.4 Upgrade</text:p>
      <text:p text:style-name="Standard"/>
      <text:p text:style-name="P3">Programmierer: Dominik</text:p>
      <text:p text:style-name="Standard"/>
      <text:p text:style-name="Standard">Das Upgrade-Objekt ist wie das Nest-Objekt ein vom Spieler platzierbares Gebäude, speichert aber nur seinen Upgradetyp sowie seine Position.</text:p>
      <text:p text:style-name="Standard">Es gibt drei verschiedene Typen von Upgrades:</text:p>
      <text:list xml:id="list3587470707815403600" text:style-name="L5">
        <text:list-item>
          <text:p text:style-name="P9">das Schadensupgrade, das den zugfügten Schaden der vom zugehörigen Nests produzierten Kreaturen erhöht</text:p>
        </text:list-item>
        <text:list-item>
          <text:p text:style-name="P9">das Lebenspunkeupgrade, das die maximalen Lebenspunkte der vom zugehörigen Nest produzierten Kreaturen erhöht</text:p>
        </text:list-item>
        <text:list-item>
          <text:p text:style-name="P9">das Geschwindigkeitsupgrade, das die Bewegungs- und Angriffsgeschwindigkeit der vom zugehörigen Nest produzierten Kreaturen erhöht</text:p>
        </text:list-item>
      </text:list>
      <text:p text:style-name="Standard"/>
      <text:p text:style-name="Standard">Ein Upgrade kann nur in einem Raum platziert werden, in dem sich schon eine Nest des Typs Ameise oder Skelett befindet. Zusätzlich muss sich das Nest dieses Raums auf das Hexagon, auf dem das Upgrade platziert werden soll, sowie seine sechs Nachbarhexagone ausgebreitet haben und diese sieben Hexagone dürfen nicht für den Bau von Gebäuden gesperrt sein. Durch das Bauen des Upgrades werden dann diese sieben Hexagone für den Bau von Gebäuden gesperrt und die Kosten für das nächste Upgrade in dem zugehörigen Nest werden erhöht.</text:p>
      <text:p text:style-name="Standard"/>
      <text:p text:style-name="P2">Z.? Interaction</text:p>
      <text:p text:style-name="P3"/>
      <text:p text:style-name="P3">Programmierer: Dominik</text:p>
      <text:p text:style-name="P3"/>
      <text:p text:style-name="P3">In der Interaction-Klasse wird ein Großteil der vom Spieler durchgeführten Interaktion behandelt. Die Interaktion findet seitens des Spieler dabei über Mausklicks und Tatertureingaben statt. Auf Softwareseite wird durch mehrere Gamestates unterschieden, welche Aktion im Spiel ausgeführt wird. Je nachdem, in welchem Gamestate sich das Spiel gerade befindet, werden unterschiedliche in der GUI als GUI-Elemente gespeicherten Buttons abgefragt und deren Bildschirmkoordinaten mit der Mausposition im Falle eines Mausklicks verglichen, um bei Übereinstimmung die entsprechende Aktion durchzuführen. Einige Aktionen sind zusätzlich als Hotkeys über die Tastatur durchführ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3S</meta:editing-duration>
    <meta:editing-cycles>52</meta:editing-cycles>
    <meta:generator>OpenOffice/4.1.1$Win32 OpenOffice.org_project/411m6$Build-9775</meta:generator>
    <dc:date>2015-09-16T17:40:31.68</dc:date>
    <dc:creator>Dominik Schön</dc:creator>
    <meta:document-statistic meta:table-count="0" meta:image-count="0" meta:object-count="0" meta:page-count="5" meta:paragraph-count="105" meta:word-count="2195" meta:character-count="14519"/>
    <meta:user-defined meta:name="Info 1"/>
    <meta:user-defined meta:name="Info 2"/>
    <meta:user-defined meta:name="Info 3"/>
    <meta:user-defined meta:name="Info 4"/>
  </office:meta>
</office:document-meta>
</file>